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f94f1" officeooo:paragraph-rsid="00819e1f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7e093c" officeooo:paragraph-rsid="007f73bf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7e093c" officeooo:paragraph-rsid="007e09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35f06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e093c"/>
    </style:style>
    <style:style style:name="T6" style:family="text">
      <style:text-properties officeooo:rsid="00835f06"/>
    </style:style>
    <style:style style:name="T7" style:family="text">
      <style:text-properties fo:color="#3465a4" loext:opacity="100%" officeooo:rsid="00835f06"/>
    </style:style>
    <style:style style:name="T8" style:family="text">
      <style:text-properties fo:color="#ff8000" loext:opacity="100%" officeooo:rsid="00835f06"/>
    </style:style>
    <style:style style:name="T9" style:family="text">
      <style:text-properties fo:color="#ffff00" loext:opacity="100%" officeooo:rsid="00835f06"/>
    </style:style>
    <style:style style:name="T10" style:family="text">
      <style:text-properties fo:color="#e6e905" loext:opacity="100%" officeooo:rsid="00835f06"/>
    </style:style>
    <style:style style:name="T11" style:family="text">
      <style:text-properties fo:color="#acb20c" loext:opacity="100%" officeooo:rsid="00835f06"/>
    </style:style>
    <style:style style:name="T12" style:family="text">
      <style:text-properties fo:color="#ff0000" loext:opacity="100%" officeooo:rsid="00835f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665001997712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Fonte de alimentación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665001996080"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</text:span><text:span text:style-name="T5">a cor do cable da fonte de alimentación correspondente a cada un dos potenciais eléctricos:</text:span></text:p>
            <text:list xml:id="list1813781211" text:style-name="L1">
              <text:list-item>
                <text:p text:style-name="P11">Terra -&gt; <text:span text:style-name="T6">Negro</text:span></text:p>
              </text:list-item>
              <text:list-item>
                <text:p text:style-name="P11">-12V -&gt; <text:span text:style-name="T7">Azul</text:span></text:p>
              </text:list-item>
              <text:list-item>
                <text:p text:style-name="P11">+3.3V -&gt; <text:span text:style-name="T8">Naranja</text:span></text:p>
              </text:list-item>
              <text:list-item>
                <text:p text:style-name="P11">+12V -&gt; <text:span text:style-name="T11">Amarillo</text:span></text:p>
              </text:list-item>
              <text:list-item>
                <text:p text:style-name="P11">+5V -&gt; <text:span text:style-name="T12">Rojo</text:span></text:p>
              </text:list-item>
            </text:list>
          </table:table-cell>
        </table:table-row>
        <table:table-row table:style-name="TableLine1665001991184"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 table:style-name="TableLine1665001987648">
          <table:table-cell table:style-name="Tabla4.A3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04T18:01:33.254000000</dc:date>
    <meta:editing-duration>PT9H35M18S</meta:editing-duration>
    <meta:editing-cycles>17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46" meta:character-count="235" meta:non-whitespace-character-count="202"/>
  </office:meta>
</office:document-meta>
</file>